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family="'CMU Serif'" style:font-style-name="Roman" style:font-family-generic="modern" style:font-pitch="variable" fo:font-size="12pt" fo:font-weight="normal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5cm" svg:height="1.129cm" svg:x="0.05cm" svg:y="0cm">
          <text:p text:style-name="P1">Aplicaçã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95cm" svg:height="4.29cm" svg:x="0cm" svg:y="1.3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.454cm" svg:height="1.13cm" svg:x="0.248cm" svg:y="2.935cm">
          <text:p text:style-name="P1">Kern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.986cm" svg:height="1.129cm" svg:x="4.716cm" svg:y="4.29cm">
          <text:p text:style-name="P1">Driv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986cm" svg:height="1.129cm" svg:x="4.716cm" svg:y="1.581cm">
          <text:p text:style-name="P1">Maquinas</text:p>
          <text:p text:style-name="P1">Virtuai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986cm" svg:height="1.129cm" svg:x="4.716cm" svg:y="5.871cm">
          <text:p text:style-name="P1">I/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986cm" svg:height="1.129cm" svg:x="2.482cm" svg:y="5.871cm">
          <text:p text:style-name="P1">CP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986cm" svg:height="1.129cm" svg:x="0.248cm" svg:y="5.871cm">
          <text:p text:style-name="P1">Memóri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986cm" svg:height="1.129cm" svg:x="2.482cm" svg:y="1.581cm">
          <text:p text:style-name="P1">GUI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.986cm" svg:height="1.129cm" svg:x="0.248cm" svg:y="4.29cm">
          <text:p text:style-name="P1">Sistema de</text:p>
          <text:p text:style-name="P1">Arquivo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.986cm" svg:height="1.129cm" svg:x="2.482cm" svg:y="3.839cm">
          <text:p text:style-name="P1">Troca de</text:p>
          <text:p text:style-name="P1">Contexto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986cm" svg:height="1.129cm" svg:x="2.482cm" svg:y="1.581cm">
          <text:p text:style-name="P1">GUI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986cm" svg:height="1.129cm" svg:x="0.248cm" svg:y="1.581cm">
          <text:p text:style-name="P1">Bibliotecas</text:p>
          <text:p text:style-name="P1">C/C++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_20_1" draw:display-name="Arrowhead 1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7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5M21S</meta:editing-duration>
    <meta:editing-cycles>9</meta:editing-cycles>
    <meta:generator>LibreOffice/4.0.4.2$Windows_x86 LibreOffice_project/9e9821abd0ffdbc09cd8c52eaa574fa09eb08f2</meta:generator>
    <dc:date>2013-08-30T20:06:24.65</dc:date>
    <meta:document-statistic meta:object-count="13"/>
  </office:meta>
</office:document-meta>
</file>